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5in"/>
    </style:style>
    <style:style style:name="Table2.B" style:family="table-column">
      <style:table-column-properties style:column-width="5.4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5.427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1.5in"/>
    </style:style>
    <style:style style:name="Table4.B" style:family="table-column">
      <style:table-column-properties style:column-width="5.4271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5in"/>
    </style:style>
    <style:style style:name="Table5.B" style:family="table-column">
      <style:table-column-properties style:column-width="5.4271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5in"/>
    </style:style>
    <style:style style:name="Table6.B" style:family="table-column">
      <style:table-column-properties style:column-width="5.4271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71in" fo:margin-left="0in" table:align="left"/>
    </style:style>
    <style:style style:name="Table7.A" style:family="table-column">
      <style:table-column-properties style:column-width="1.5in"/>
    </style:style>
    <style:style style:name="Table7.B" style:family="table-column">
      <style:table-column-properties style:column-width="5.4271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style:style>
    <style:style style:name="Table8.A" style:family="table-column">
      <style:table-column-properties style:column-width="1.5in"/>
    </style:style>
    <style:style style:name="Table8.B" style:family="table-column">
      <style:table-column-properties style:column-width="5.4271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1.5in"/>
    </style:style>
    <style:style style:name="Table9.B" style:family="table-column">
      <style:table-column-properties style:column-width="5.427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table:align="left"/>
    </style:style>
    <style:style style:name="Table1.A" style:family="table-column">
      <style:table-column-properties style:column-width="1.5in"/>
    </style:style>
    <style:style style:name="Table1.B" style:family="table-column">
      <style:table-column-properties style:column-width="5.427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1f1419" officeooo:paragraph-rsid="00231fef"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1f1419" officeooo:paragraph-rsid="00240174"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2cdcde" officeooo:paragraph-rsid="002cdcde"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font-name="Times New Roman" fo:font-size="10pt" officeooo:rsid="0015485d" officeooo:paragraph-rsid="00151030" style:font-size-asian="10pt" style:font-name-complex="Times New Roman1" style:font-size-complex="10pt"/>
    </style:style>
    <style:style style:name="P5" style:family="paragraph" style:parent-style-name="Standard">
      <style:paragraph-properties fo:text-align="justify" style:justify-single-word="false"/>
      <style:text-properties fo:color="#000000" style:font-name="Times New Roman" fo:font-size="10pt" officeooo:rsid="0015485d" officeooo:paragraph-rsid="0015485d" style:font-size-asian="10pt" style:font-name-complex="Times New Roman1" style:font-size-complex="10pt"/>
    </style:style>
    <style:style style:name="P6" style:family="paragraph" style:parent-style-name="Standard" style:list-style-name="L1">
      <style:paragraph-properties fo:text-align="justify" style:justify-single-word="false"/>
      <style:text-properties fo:color="#000000" style:font-name="Times New Roman" fo:font-size="10pt" officeooo:rsid="0015485d" officeooo:paragraph-rsid="0015485d" style:font-size-asian="10pt" style:font-name-complex="Times New Roman1" style:font-size-complex="10pt"/>
    </style:style>
    <style:style style:name="P7" style:family="paragraph" style:parent-style-name="Standard" style:list-style-name="L1">
      <style:paragraph-properties fo:text-align="justify" style:justify-single-word="false"/>
      <style:text-properties fo:color="#000000" style:font-name="Times New Roman" fo:font-size="10pt" officeooo:paragraph-rsid="0015485d" style:font-size-asian="10pt" style:font-size-complex="10pt"/>
    </style:style>
    <style:style style:name="P8" style:family="paragraph" style:parent-style-name="Standard">
      <style:paragraph-properties fo:text-align="justify" style:justify-single-word="false"/>
      <style:text-properties fo:color="#000000" style:font-name="Times New Roman" fo:font-size="10pt" officeooo:paragraph-rsid="0019cf74" style:font-size-asian="10pt" style:font-size-complex="10pt"/>
    </style:style>
    <style:style style:name="P9" style:family="paragraph" style:parent-style-name="Standard">
      <style:paragraph-properties fo:text-align="justify" style:justify-single-word="false"/>
      <style:text-properties fo:color="#000000" style:font-name="Times New Roman" fo:font-size="10pt" officeooo:rsid="001703a3" officeooo:paragraph-rsid="001703a3" style:font-size-asian="10pt" style:font-size-complex="10pt"/>
    </style:style>
    <style:style style:name="P10" style:family="paragraph" style:parent-style-name="Standard">
      <style:paragraph-properties fo:text-align="justify" style:justify-single-word="false"/>
      <style:text-properties fo:color="#000000" style:font-name="Times New Roman" fo:font-size="10pt" officeooo:rsid="002807ae" officeooo:paragraph-rsid="002807ae" style:font-size-asian="10pt" style:font-size-complex="10pt"/>
    </style:style>
    <style:style style:name="P11" style:family="paragraph" style:parent-style-name="Standard">
      <style:paragraph-properties fo:text-align="justify" style:justify-single-word="false"/>
      <style:text-properties fo:color="#000000" style:font-name="Times New Roman" fo:font-size="10pt" officeooo:rsid="001c4d3a" officeooo:paragraph-rsid="001c4d3a" style:font-size-asian="10pt" style:font-size-complex="10pt"/>
    </style:style>
    <style:style style:name="P12" style:family="paragraph" style:parent-style-name="Standard">
      <style:paragraph-properties fo:text-align="justify" style:justify-single-word="false"/>
      <style:text-properties fo:color="#000000" style:font-name="Times New Roman" fo:font-size="10pt" officeooo:rsid="001c4d3a" officeooo:paragraph-rsid="0032f6da" style:font-size-asian="10pt" style:font-size-complex="10pt"/>
    </style:style>
    <style:style style:name="P13" style:family="paragraph" style:parent-style-name="Standard">
      <style:paragraph-properties fo:text-align="justify" style:justify-single-word="false"/>
      <style:text-properties fo:color="#000000" style:font-name="Times New Roman" fo:font-size="10pt" officeooo:rsid="001cf751" officeooo:paragraph-rsid="001cf751" style:font-size-asian="10pt" style:font-size-complex="10pt"/>
    </style:style>
    <style:style style:name="P14" style:family="paragraph" style:parent-style-name="Standard">
      <style:paragraph-properties fo:text-align="justify" style:justify-single-word="false"/>
      <style:text-properties fo:color="#000000" style:font-name="Times New Roman" fo:font-size="10pt" officeooo:rsid="0021da4d" officeooo:paragraph-rsid="001e6313" style:font-size-asian="10pt" style:font-size-complex="10pt"/>
    </style:style>
    <style:style style:name="P15" style:family="paragraph" style:parent-style-name="Standard">
      <style:paragraph-properties fo:text-align="justify" style:justify-single-word="false"/>
      <style:text-properties fo:color="#000000" style:font-name="Times New Roman" fo:font-size="10pt" officeooo:rsid="001f1419" officeooo:paragraph-rsid="0021da4d" style:font-size-asian="10pt" style:font-size-complex="10pt"/>
    </style:style>
    <style:style style:name="P16" style:family="paragraph" style:parent-style-name="Standard">
      <style:paragraph-properties fo:text-align="justify" style:justify-single-word="false"/>
      <style:text-properties fo:color="#000000" style:font-name="Times New Roman" fo:font-size="10pt" officeooo:rsid="001e6313" officeooo:paragraph-rsid="0021da4d" style:font-size-asian="10pt" style:font-size-complex="10pt"/>
    </style:style>
    <style:style style:name="P17" style:family="paragraph" style:parent-style-name="Standard">
      <style:paragraph-properties fo:text-align="justify" style:justify-single-word="false"/>
      <style:text-properties fo:color="#000000" style:font-name="Times New Roman" fo:font-size="10pt" officeooo:rsid="001fbbff" officeooo:paragraph-rsid="001fbbff" style:font-size-asian="10pt" style:font-size-complex="10pt"/>
    </style:style>
    <style:style style:name="P18" style:family="paragraph" style:parent-style-name="Standard">
      <style:paragraph-properties fo:text-align="justify" style:justify-single-word="false"/>
      <style:text-properties fo:color="#000000" style:font-name="Times New Roman" fo:font-size="10pt" officeooo:rsid="001fbbff" officeooo:paragraph-rsid="002b5add" style:font-size-asian="10pt" style:font-size-complex="10pt"/>
    </style:style>
    <style:style style:name="P19" style:family="paragraph" style:parent-style-name="Standard">
      <style:paragraph-properties fo:text-align="justify" style:justify-single-word="false"/>
      <style:text-properties fo:color="#000000" style:font-name="Times New Roman" fo:font-size="10pt" officeooo:rsid="001fbbff" officeooo:paragraph-rsid="002cdcde" style:font-size-asian="10pt" style:font-size-complex="10pt"/>
    </style:style>
    <style:style style:name="P20" style:family="paragraph" style:parent-style-name="Standard">
      <style:paragraph-properties fo:text-align="justify" style:justify-single-word="false"/>
      <style:text-properties fo:color="#000000" style:font-name="Times New Roman" fo:font-size="10pt" officeooo:rsid="00266e93" officeooo:paragraph-rsid="00266e93" style:font-size-asian="10pt" style:font-size-complex="10pt"/>
    </style:style>
    <style:style style:name="P21" style:family="paragraph" style:parent-style-name="Standard">
      <style:paragraph-properties fo:text-align="justify" style:justify-single-word="false"/>
      <style:text-properties fo:color="#000000" style:font-name="Times New Roman" fo:font-size="10pt" officeooo:rsid="002a0c7d" officeooo:paragraph-rsid="002a0c7d" style:font-size-asian="10pt" style:font-size-complex="10pt"/>
    </style:style>
    <style:style style:name="P22" style:family="paragraph" style:parent-style-name="Standard">
      <style:paragraph-properties fo:text-align="justify" style:justify-single-word="false"/>
      <style:text-properties fo:color="#000000" style:font-name="Times New Roman" fo:font-size="10pt" officeooo:rsid="002b5add" officeooo:paragraph-rsid="002b5add" style:font-size-asian="10pt" style:font-size-complex="10pt"/>
    </style:style>
    <style:style style:name="P23" style:family="paragraph" style:parent-style-name="Standard">
      <style:paragraph-properties fo:text-align="justify" style:justify-single-word="false"/>
      <style:text-properties fo:color="#000000" style:font-name="Times New Roman" fo:font-size="10pt" officeooo:rsid="0027853b" officeooo:paragraph-rsid="002b5add" style:font-size-asian="10pt" style:font-size-complex="10pt"/>
    </style:style>
    <style:style style:name="P24" style:family="paragraph" style:parent-style-name="Standard">
      <style:paragraph-properties fo:text-align="justify" style:justify-single-word="false"/>
      <style:text-properties fo:color="#000000" style:font-name="Times New Roman" fo:font-size="10pt" officeooo:rsid="002ba418" officeooo:paragraph-rsid="002ba418" style:font-size-asian="10pt" style:font-size-complex="10pt"/>
    </style:style>
    <style:style style:name="P25" style:family="paragraph" style:parent-style-name="Standard">
      <style:paragraph-properties fo:text-align="justify" style:justify-single-word="false"/>
      <style:text-properties fo:color="#000000" style:font-name="Times New Roman" fo:font-size="10pt" officeooo:rsid="002cdcde" officeooo:paragraph-rsid="002cdcde" style:font-size-asian="10pt" style:font-size-complex="10pt"/>
    </style:style>
    <style:style style:name="P26" style:family="paragraph" style:parent-style-name="Standard">
      <style:paragraph-properties fo:text-align="justify" style:justify-single-word="false"/>
      <style:text-properties fo:color="#000000" style:font-name="Times New Roman" fo:font-size="10pt" officeooo:rsid="001fbed2" officeooo:paragraph-rsid="001fbed2" style:font-size-asian="10pt" style:font-size-complex="10pt"/>
    </style:style>
    <style:style style:name="P27" style:family="paragraph" style:parent-style-name="Standard">
      <style:paragraph-properties fo:text-align="justify" style:justify-single-word="false"/>
      <style:text-properties fo:color="#000000" style:font-name="Times New Roman" fo:font-size="10pt" officeooo:rsid="001fbed2" officeooo:paragraph-rsid="00315951" style:font-size-asian="10pt" style:font-size-complex="10pt"/>
    </style:style>
    <style:style style:name="P28" style:family="paragraph" style:parent-style-name="Standard">
      <style:paragraph-properties fo:text-align="justify" style:justify-single-word="false"/>
      <style:text-properties fo:color="#000000" style:font-name="Times New Roman" fo:font-size="10pt" officeooo:rsid="001fbed2" officeooo:paragraph-rsid="0030627e" style:font-size-asian="10pt" style:font-size-complex="10pt"/>
    </style:style>
    <style:style style:name="P29" style:family="paragraph" style:parent-style-name="Standard">
      <style:paragraph-properties fo:text-align="justify" style:justify-single-word="false"/>
      <style:text-properties fo:color="#000000" style:font-name="Times New Roman" fo:font-size="10pt" officeooo:rsid="0032593f" officeooo:paragraph-rsid="0032593f" style:font-size-asian="10pt" style:font-size-complex="10pt"/>
    </style:style>
    <style:style style:name="P30" style:family="paragraph" style:parent-style-name="Standard">
      <style:paragraph-properties fo:text-align="justify" style:justify-single-word="false"/>
      <style:text-properties fo:color="#000000" style:font-name="Times New Roman" fo:font-size="10pt" officeooo:rsid="002eb4e2" officeooo:paragraph-rsid="002eb4e2" style:font-size-asian="10pt" style:font-size-complex="10pt"/>
    </style:style>
    <style:style style:name="P31" style:family="paragraph" style:parent-style-name="Standard">
      <style:paragraph-properties fo:text-align="justify" style:justify-single-word="false"/>
      <style:text-properties fo:color="#000000" style:font-name="Times New Roman" fo:font-size="10pt" officeooo:rsid="00315951" officeooo:paragraph-rsid="0031ad74" style:font-size-asian="10pt" style:font-size-complex="10pt"/>
    </style:style>
    <style:style style:name="P32" style:family="paragraph" style:parent-style-name="Standard">
      <style:paragraph-properties fo:text-align="justify" style:justify-single-word="false"/>
      <style:text-properties fo:color="#000000" style:font-name="Times New Roman" fo:font-size="10pt" officeooo:rsid="00315951" officeooo:paragraph-rsid="00315951" style:font-size-asian="10pt" style:font-size-complex="10pt"/>
    </style:style>
    <style:style style:name="P33" style:family="paragraph" style:parent-style-name="Standard">
      <style:paragraph-properties fo:text-align="justify" style:justify-single-word="false"/>
      <style:text-properties fo:color="#000000" style:font-name="Times New Roman" fo:font-size="10pt" officeooo:rsid="0030627e" officeooo:paragraph-rsid="0030627e" style:font-size-asian="10pt" style:font-size-complex="10pt"/>
    </style:style>
    <style:style style:name="P34" style:family="paragraph" style:parent-style-name="Standard" style:list-style-name="L2">
      <style:paragraph-properties fo:text-align="justify" style:justify-single-word="false"/>
      <style:text-properties fo:color="#000000" style:font-name="Times New Roman" fo:font-size="10pt" officeooo:rsid="001b851e" officeooo:paragraph-rsid="001b851e" style:font-size-asian="10pt" style:font-name-complex="Calibri" style:font-size-complex="10pt"/>
    </style:style>
    <style:style style:name="P35" style:family="paragraph" style:parent-style-name="Standard">
      <style:paragraph-properties fo:text-align="justify" style:justify-single-word="false"/>
      <style:text-properties style:font-name="Times New Roman" fo:font-size="10pt" officeooo:rsid="000f7135" officeooo:paragraph-rsid="000f7135" style:font-size-asian="10pt" style:font-size-complex="10pt"/>
    </style:style>
    <style:style style:name="P36" style:family="paragraph" style:parent-style-name="Standard">
      <style:paragraph-properties fo:text-align="justify" style:justify-single-word="false"/>
      <style:text-properties style:font-name="Times New Roman" fo:font-size="10pt" officeooo:rsid="0010d6a6" officeooo:paragraph-rsid="0010d6a6" style:font-size-asian="10pt" style:font-size-complex="10pt"/>
    </style:style>
    <style:style style:name="P37" style:family="paragraph" style:parent-style-name="Standard">
      <style:paragraph-properties fo:text-align="justify" style:justify-single-word="false"/>
      <style:text-properties style:font-name="Times New Roman" fo:font-size="10pt" officeooo:rsid="00126728" officeooo:paragraph-rsid="00126728" style:font-size-asian="10pt" style:font-size-complex="10pt"/>
    </style:style>
    <style:style style:name="P38" style:family="paragraph" style:parent-style-name="Standard">
      <style:paragraph-properties fo:text-align="justify" style:justify-single-word="false"/>
      <style:text-properties style:font-name="Times New Roman" fo:font-size="10pt" officeooo:rsid="001478b7" officeooo:paragraph-rsid="001478b7" style:font-size-asian="10pt" style:font-size-complex="10pt"/>
    </style:style>
    <style:style style:name="P39" style:family="paragraph" style:parent-style-name="Standard">
      <style:paragraph-properties fo:text-align="justify" style:justify-single-word="false"/>
      <style:text-properties style:font-name="Times New Roman" fo:font-size="10pt" officeooo:paragraph-rsid="00151030" style:font-size-asian="10pt" style:font-size-complex="10pt"/>
    </style:style>
    <style:style style:name="P40" style:family="paragraph" style:parent-style-name="Standard">
      <style:paragraph-properties fo:text-align="justify" style:justify-single-word="false"/>
      <style:text-properties style:font-name="Times New Roman" fo:font-size="10pt" officeooo:paragraph-rsid="0019cf74" style:font-size-asian="10pt" style:font-size-complex="10pt"/>
    </style:style>
    <style:style style:name="P41" style:family="paragraph" style:parent-style-name="Standard" style:list-style-name="L2">
      <style:paragraph-properties fo:text-align="justify" style:justify-single-word="false"/>
      <style:text-properties style:font-name="Times New Roman" fo:font-size="10pt" officeooo:paragraph-rsid="0019cf74" style:font-size-asian="10pt" style:font-size-complex="10pt"/>
    </style:style>
    <style:style style:name="P42" style:family="paragraph" style:parent-style-name="Standard">
      <style:paragraph-properties fo:text-align="justify" style:justify-single-word="false"/>
      <style:text-properties style:font-name="Times New Roman" fo:font-size="10pt" officeooo:paragraph-rsid="0032f6da" style:font-size-asian="10pt" style:font-size-complex="10pt"/>
    </style:style>
    <style:style style:name="P43" style:family="paragraph" style:parent-style-name="Standard">
      <style:paragraph-properties fo:text-align="justify" style:justify-single-word="false"/>
      <style:text-properties style:font-name="Times New Roman" fo:font-size="10pt" officeooo:rsid="0015485d" officeooo:paragraph-rsid="0015485d" style:font-size-asian="10pt" style:font-size-complex="10pt"/>
    </style:style>
    <style:style style:name="P44" style:family="paragraph" style:parent-style-name="Standard">
      <style:paragraph-properties fo:text-align="justify" style:justify-single-word="false"/>
      <style:text-properties style:font-name="Times New Roman" fo:font-size="10pt" officeooo:rsid="001cf751" officeooo:paragraph-rsid="001cf751" style:font-size-asian="10pt" style:font-size-complex="10pt"/>
    </style:style>
    <style:style style:name="P45" style:family="paragraph" style:parent-style-name="Standard">
      <style:paragraph-properties fo:text-align="justify" style:justify-single-word="false"/>
      <style:text-properties style:font-name="Times New Roman" fo:font-size="10pt" officeooo:rsid="0033cb50" officeooo:paragraph-rsid="0033cb50" style:font-size-asian="10pt" style:font-size-complex="10pt"/>
    </style:style>
    <style:style style:name="P46" style:family="paragraph" style:parent-style-name="Standard">
      <style:paragraph-properties fo:text-align="justify" style:justify-single-word="false"/>
      <style:text-properties style:font-name="Times New Roman" fo:font-size="10pt" officeooo:rsid="001e6313" officeooo:paragraph-rsid="001e6313" style:font-size-asian="10pt" style:font-size-complex="10pt"/>
    </style:style>
    <style:style style:name="P47" style:family="paragraph" style:parent-style-name="Standard">
      <style:paragraph-properties fo:text-align="justify" style:justify-single-word="false"/>
      <style:text-properties style:font-name="Times New Roman" fo:font-size="10pt" officeooo:rsid="001e6313" officeooo:paragraph-rsid="0021da4d" style:font-size-asian="10pt" style:font-size-complex="10pt"/>
    </style:style>
    <style:style style:name="P48" style:family="paragraph" style:parent-style-name="Standard">
      <style:paragraph-properties fo:text-align="justify" style:justify-single-word="false"/>
      <style:text-properties style:font-name="Times New Roman" fo:font-size="10pt" officeooo:rsid="001fbed2" officeooo:paragraph-rsid="001fbed2" style:font-size-asian="10pt" style:font-size-complex="10pt"/>
    </style:style>
    <style:style style:name="P49" style:family="paragraph" style:parent-style-name="Standard">
      <style:paragraph-properties fo:text-align="justify" style:justify-single-word="false"/>
      <style:text-properties style:font-name="Times New Roman" fo:font-size="10pt" officeooo:rsid="001fbed2" officeooo:paragraph-rsid="0033cb50" style:font-size-asian="10pt" style:font-size-complex="10pt"/>
    </style:style>
    <style:style style:name="P50" style:family="paragraph" style:parent-style-name="Standard">
      <style:paragraph-properties fo:text-align="justify" style:justify-single-word="false"/>
      <style:text-properties style:font-name="Times New Roman" fo:font-size="10pt" officeooo:rsid="001fbed2" officeooo:paragraph-rsid="00358236" style:font-size-asian="10pt" style:font-size-complex="10pt"/>
    </style:style>
    <style:style style:name="P51" style:family="paragraph" style:parent-style-name="Standard">
      <style:paragraph-properties fo:text-align="justify" style:justify-single-word="false" fo:break-before="page"/>
      <style:text-properties style:font-name="Times New Roman" fo:font-size="10pt" officeooo:rsid="00126728" officeooo:paragraph-rsid="00126728" style:font-size-asian="10pt" style:font-size-complex="10pt"/>
    </style:style>
    <style:style style:name="P52" style:family="paragraph" style:parent-style-name="Standard">
      <style:paragraph-properties fo:text-align="justify" style:justify-single-word="false" fo:break-before="page"/>
      <style:text-properties style:font-name="Times New Roman" fo:font-size="10pt" officeooo:rsid="00129eb6" officeooo:paragraph-rsid="00129eb6" style:font-size-asian="10pt" style:font-size-complex="10pt"/>
    </style:style>
    <style:style style:name="P53"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21da4d" officeooo:paragraph-rsid="0021da4d"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21da4d" officeooo:paragraph-rsid="002cdcde"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231fef" officeooo:paragraph-rsid="00231fe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240174" officeooo:paragraph-rsid="00240174"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24deb1" officeooo:paragraph-rsid="0024deb1"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266e93" officeooo:paragraph-rsid="00266e93"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2cdcde" officeooo:paragraph-rsid="002cdcde"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51030"/>
    </style:style>
    <style:style style:name="T2" style:family="text">
      <style:text-properties fo:color="#000000"/>
    </style:style>
    <style:style style:name="T3" style:family="text">
      <style:text-properties fo:color="#000000"/>
    </style:style>
    <style:style style:name="T4" style:family="text">
      <style:text-properties fo:color="#000000" style:font-name-complex="Times New Roman1"/>
    </style:style>
    <style:style style:name="T5" style:family="text">
      <style:text-properties fo:color="#000000" officeooo:rsid="00151030" style:font-name-complex="Times New Roman1"/>
    </style:style>
    <style:style style:name="T6" style:family="text">
      <style:text-properties fo:color="#000000" officeooo:rsid="0015485d" style:font-name-complex="Times New Roman1"/>
    </style:style>
    <style:style style:name="T7" style:family="text">
      <style:text-properties fo:color="#000000" officeooo:rsid="001478b7" style:font-name-complex="Times New Roman1"/>
    </style:style>
    <style:style style:name="T8" style:family="text">
      <style:text-properties fo:color="#000000" style:font-name-complex="Times New Roman1"/>
    </style:style>
    <style:style style:name="T9" style:family="text">
      <style:text-properties fo:color="#000000" style:font-name-complex="Calibri"/>
    </style:style>
    <style:style style:name="T10" style:family="text">
      <style:text-properties fo:color="#000000" style:font-name-complex="Calibri"/>
    </style:style>
    <style:style style:name="T11" style:family="text">
      <style:text-properties fo:color="#000000" officeooo:rsid="0019cf74"/>
    </style:style>
    <style:style style:name="T12" style:family="text">
      <style:text-properties fo:color="#000000" officeooo:rsid="001ea484"/>
    </style:style>
    <style:style style:name="T13" style:family="text">
      <style:text-properties fo:color="#000000" officeooo:rsid="001f1419"/>
    </style:style>
    <style:style style:name="T14" style:family="text">
      <style:text-properties fo:color="#000000" officeooo:rsid="00231fef"/>
    </style:style>
    <style:style style:name="T15" style:family="text">
      <style:text-properties fo:color="#000000" officeooo:rsid="00209189"/>
    </style:style>
    <style:style style:name="T16" style:family="text">
      <style:text-properties fo:color="#000000" officeooo:rsid="0033cb50"/>
    </style:style>
    <style:style style:name="T17" style:family="text">
      <style:text-properties officeooo:rsid="00240174"/>
    </style:style>
    <style:style style:name="T18" style:family="text">
      <style:text-properties style:text-position="super 58%"/>
    </style:style>
    <style:style style:name="T19" style:family="text">
      <style:text-properties fo:color="#c9211e"/>
    </style:style>
    <style:style style:name="T20" style:family="text">
      <style:text-properties officeooo:rsid="00266e93"/>
    </style:style>
    <style:style style:name="T21" style:family="text">
      <style:text-properties officeooo:rsid="0027853b"/>
    </style:style>
    <style:style style:name="T22" style:family="text">
      <style:text-properties officeooo:rsid="002807ae"/>
    </style:style>
    <style:style style:name="T23" style:family="text">
      <style:text-properties officeooo:rsid="002a0c7d"/>
    </style:style>
    <style:style style:name="T24" style:family="text">
      <style:text-properties officeooo:rsid="002b5add"/>
    </style:style>
    <style:style style:name="T25" style:family="text">
      <style:text-properties officeooo:rsid="002ba418"/>
    </style:style>
    <style:style style:name="T26" style:family="text">
      <style:text-properties officeooo:rsid="002cdcde"/>
    </style:style>
    <style:style style:name="T27" style:family="text">
      <style:text-properties officeooo:rsid="0030627e"/>
    </style:style>
    <style:style style:name="T28" style:family="text">
      <style:text-properties officeooo:rsid="00315951"/>
    </style:style>
    <style:style style:name="T29" style:family="text">
      <style:text-properties officeooo:rsid="0031ad74"/>
    </style:style>
    <style:style style:name="T30" style:family="text">
      <style:text-properties officeooo:rsid="0032593f"/>
    </style:style>
    <style:style style:name="T31" style:family="text">
      <style:text-properties officeooo:rsid="0033cb50"/>
    </style:style>
    <style:style style:name="T32" style:family="text">
      <style:text-properties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oftware Requirement Specification</text:p>
      <text:p text:style-name="P35">For </text:p>
      <text:p text:style-name="P35">House Rental Management System</text:p>
      <text:p text:style-name="P36">Prepared by</text:p>
      <text:p text:style-name="P36">Abrar Hossain Asif</text:p>
      <text:p text:style-name="P36">Rahat Uddin Azad</text:p>
      <text:p text:style-name="P36">Al Jaber Nishad</text:p>
      <text:p text:style-name="P36">Kamruzzaman Shekh</text:p>
      <text:p text:style-name="P36">Department of Software Engineering</text:p>
      <text:p text:style-name="P36">&lt;Date&gt;</text:p>
      <text:p text:style-name="P36"/>
      <text:p text:style-name="P51">Table of Contents</text:p>
      <text:p text:style-name="P37"/>
      <text:p text:style-name="P52">1 Introduction</text:p>
      <text:p text:style-name="P38">This Software Requirement Specification(SRS) document provide<text:span text:style-name="T1">s</text:span> a full overview of House Rental Management System by defining the problem statement, scope of the system and purpose.</text:p>
      <text:p text:style-name="P38"/>
      <text:p text:style-name="P38">1.1 Problem Statement</text:p>
      <text:p text:style-name="P39"><text:span text:style-name="T4">Over the years landlords/property managers have had a</text:span><text:span text:style-name="T2"> </text:span><text:span text:style-name="T4">problem in maintaining and managing their customers and their</text:span><text:span text:style-name="T2"> </text:span><text:span text:style-name="T4">own records. Management has become difficult because </text:span><text:span text:style-name="T5">of d</text:span><text:span text:style-name="T4">ata growth, </text:span><text:span text:style-name="T5">l</text:span><text:span text:style-name="T4">ack of computerized system </text:span><text:span text:style-name="T5">and storing records manually. Also when a tenant wants to rent house it’s been very defficult for him to find within time. This system decreases the problems for </text:span><text:span text:style-name="T6">both tenants and the landlords.</text:span></text:p>
      <text:p text:style-name="P4"/>
      <text:p text:style-name="P43"><text:span text:style-name="T7">1.</text:span><text:span text:style-name="T4">2 Purpose</text:span></text:p>
      <text:p text:style-name="P5">This House Rental Management System is developed to provide the following services:</text:p>
      <text:list xml:id="list2251030976" text:style-name="L1">
        <text:list-item>
          <text:p text:style-name="P7">Online House/Room Booking: A tools through which customers can book available House online prior to their date of using the house instead of walking around and asking for a vacant house.</text:p>
        </text:list-item>
        <text:list-item>
          <text:p text:style-name="P7">Customer’s registration: A registration portal to hold customer’s details, monitor their transaction and used same to offer better and improve services to them and user account where he/she can view her/his details instead of the poor existing systems where only the administrators control their customer details.</text:p>
        </text:list-item>
        <text:list-item>
          <text:p text:style-name="P6">Rentals Notice and Blog: A tool where customers can see and view the details of near by available House for rent/sale, and also view the current economic design of houses.</text:p>
        </text:list-item>
      </text:list>
      <text:p text:style-name="P9"/>
      <text:p text:style-name="P9">1.3 Scope</text:p>
      <text:p text:style-name="P40"><text:span text:style-name="T2">This project traverses a lot of areas ranging from business concept to computing field and required to perform several researches to be able to achieve the project objectives</text:span><text:span text:style-name="T9">. The following are the scopes of work:</text:span></text:p>
      <text:list xml:id="list563761554" text:style-name="L2">
        <text:list-item>
          <text:p text:style-name="P34">Developing a smartphone app as around 97% user uses smartphone now a days.</text:p>
        </text:list-item>
        <text:list-item>
          <text:p text:style-name="P41"><text:span text:style-name="T11">S</text:span><text:span text:style-name="T2">tudying the existing systems and learning their weakness hence developing a new system to cater for the challenges the local and world domains faces when dealing with house rental issues.</text:span></text:p>
        </text:list-item>
      </text:list>
      <text:p text:style-name="P8"/>
      <text:p text:style-name="P10">1.4 Grossary</text:p>
      <text:p text:style-name="P10">i. MB Megabytes</text:p>
      <text:p text:style-name="P8"/>
      <text:p text:style-name="P11">1.<text:span text:style-name="T22">5</text:span> Overview</text:p>
      <text:p text:style-name="P42"><text:span text:style-name="T4">Roam around to rent a house has always been a hassle for people. Especially, on recent times, people have so many priorities based on which they have to rent their house. Some people want their house to be in the commercial space, or some want in a chaos free space. Some people prefer to choose the area of their house relating the religion they belong. Again there are a lot of people who love pets; therefore they want a house which has pet allowance. Basically, in this era of modernism people want to rent their house like online shopping. To rent a house in physical world has become less popular now a days . No one wants to roam around here and there to search for a house. People would prefer a virtual system to rent a house . </text:span><text:span text:style-name="T9">In general youths face much bigger problems while renting a house. They don’t give house on rent to bachelors and lot of rules and </text:span><text:bookmark text:name="_GoBack"/><text:span text:style-name="T9">restrictions by the landlord.</text:span></text:p>
      <text:p text:style-name="P12"><text:span text:style-name="T32">To decode this situation and to represent a hassle free environment to the people a dynamic system can be implemented. We represent a home rental system</text:span> <text:span text:style-name="T32">which provides every needed facility The primary focus of our work is to implement constraint satisfaction problem in the search option of our home rental system. Our home rental system will have dynamic values for searching and for which constraint satisfaction problem implementation is a better preference. Not only this but also a combination of public transport tracker and a dynamic chat server between admin and agent is also a feature of this rental system. Additionally, there is a dynamic mail alert system in which if any user put any request in the wish list, they will be notified by this system.</text:span></text:p>
      <text:p text:style-name="P12"><text:span text:style-name="T32"/></text:p>
      <text:p text:style-name="P13">2 User Classes and Characteristics</text:p>
      <text:p text:style-name="P13">There are 3 types of stakeholders in our House Rental Management System. Such as</text:p>
      <text:p text:style-name="P13">Police <text:span text:style-name="T26">Officers</text:span>: Police <text:span text:style-name="T26">Officers</text:span> will get a same version of the application but the authorization will be different. They can see and collect the tenant information like NID card number, number of people and their name for a house.</text:p>
      <text:p text:style-name="P13">Tenant: Tenant also use the the application but they can only see the house information and the contact number of the landlords</text:p>
      <text:p text:style-name="P13">Landlords: Landlords are the main stakeholder. Here they can create ads for their house and add the information of a tenant.</text:p>
      <text:p text:style-name="P13"/>
      <text:p text:style-name="P13">3 Design and Implementation Constraints</text:p>
      <text:p text:style-name="P13"/>
      <text:p text:style-name="P13"/>
      <text:p text:style-name="P44"><text:soft-page-break/><text:span text:style-name="T12">4</text:span><text:span text:style-name="T2"> Requirement Specification</text:span></text:p>
      <text:p text:style-name="P45"><text:span text:style-name="T2">All the requirements based on elicitation process is described in this section.</text:span></text:p>
      <text:p text:style-name="P45"><text:span text:style-name="T2"/></text:p>
      <text:p text:style-name="P44"><text:span text:style-name="T12">4.</text:span><text:span text:style-name="T2">1 Functional Requirements</text:span></text:p>
      <text:p text:style-name="P13">Functional requirements are those requirements that are used to illustrate the internal working nature of the system, the description of the system, and explanation of each subsystem. It consists of what task the system should perform, the processes involved, which data should the system holds and the interfaces with the user.</text:p>
      <text:p text:style-name="P14"/>
      <text:p text:style-name="P46"><text:bookmark text:name="cch_f1d8f658e4c451c"/><text:span text:style-name="T13">4.1.</text:span><text:span text:style-name="T14">1</text:span><text:span text:style-name="T13"> </text:span><text:span text:style-name="T2">Tenants wants to rent a house</text:span></text:p>
      <table:table table:name="Table2" table:style-name="Table2">
        <table:table-column table:style-name="Table2.A"/>
        <table:table-column table:style-name="Table2.B"/>
        <table:table-row>
          <table:table-cell table:style-name="Table2.A1" office:value-type="string">
            <text:p text:style-name="P53">Requirement 1</text:p>
          </table:table-cell>
          <table:table-cell table:style-name="Table2.B1" office:value-type="string">
            <text:p text:style-name="P1">Tenants wants to rent a house</text:p>
          </table:table-cell>
        </table:table-row>
        <table:table-row>
          <table:table-cell table:style-name="Table2.A2" office:value-type="string">
            <text:p text:style-name="P53">Description</text:p>
          </table:table-cell>
          <table:table-cell table:style-name="Table2.B2" office:value-type="string">
            <text:p text:style-name="P55">Tenant can search for house ads and can see the house information. From the given information if the house is good for him then he will contact with the house landlord.</text:p>
          </table:table-cell>
        </table:table-row>
        <table:table-row>
          <table:table-cell table:style-name="Table2.A2" office:value-type="string">
            <text:p text:style-name="P53">Stackholders</text:p>
          </table:table-cell>
          <table:table-cell table:style-name="Table2.B2" office:value-type="string">
            <text:p text:style-name="P55">Tenants</text:p>
          </table:table-cell>
        </table:table-row>
      </table:table>
      <text:p text:style-name="P15"/>
      <text:p text:style-name="P47"><text:span text:style-name="T13">4.1.</text:span><text:span text:style-name="T14">2</text:span><text:span text:style-name="T13"> </text:span><text:span text:style-name="T2">Tenants wants to search a house based on specific criteria </text:span></text:p>
      <table:table table:name="Table3" table:style-name="Table3">
        <table:table-column table:style-name="Table3.A"/>
        <table:table-column table:style-name="Table3.B"/>
        <table:table-row>
          <table:table-cell table:style-name="Table3.A1" office:value-type="string">
            <text:p text:style-name="P53">Requirement 1</text:p>
          </table:table-cell>
          <table:table-cell table:style-name="Table3.B1" office:value-type="string">
            <text:p text:style-name="P1">Tenants wants to search a house based on specific criteria</text:p>
          </table:table-cell>
        </table:table-row>
        <table:table-row>
          <table:table-cell table:style-name="Table3.A2" office:value-type="string">
            <text:p text:style-name="P53">Description</text:p>
          </table:table-cell>
          <table:table-cell table:style-name="Table3.B2" office:value-type="string">
            <text:p text:style-name="P55">Tenants wants to see those ads which are nearby to his location or a specific location. Also he can search by flat size and rent per month.</text:p>
          </table:table-cell>
        </table:table-row>
        <table:table-row>
          <table:table-cell table:style-name="Table3.A2" office:value-type="string">
            <text:p text:style-name="P53">Stackholders</text:p>
          </table:table-cell>
          <table:table-cell table:style-name="Table3.B2" office:value-type="string">
            <text:p text:style-name="P55">Tenants</text:p>
          </table:table-cell>
        </table:table-row>
      </table:table>
      <text:p text:style-name="P15"/>
      <text:p text:style-name="P47"><text:span text:style-name="T13">4.1.</text:span><text:span text:style-name="T14">3</text:span><text:span text:style-name="T13"> </text:span><text:span text:style-name="T2">Landlords wants to give ads for his house </text:span></text:p>
      <table:table table:name="Table4" table:style-name="Table4">
        <table:table-column table:style-name="Table4.A"/>
        <table:table-column table:style-name="Table4.B"/>
        <table:table-row>
          <table:table-cell table:style-name="Table4.A1" office:value-type="string">
            <text:p text:style-name="P53">Requirement 1</text:p>
          </table:table-cell>
          <table:table-cell table:style-name="Table4.B1" office:value-type="string">
            <text:p text:style-name="P1">Landlords wants to give ads for his house</text:p>
          </table:table-cell>
        </table:table-row>
        <table:table-row>
          <table:table-cell table:style-name="Table4.A2" office:value-type="string">
            <text:p text:style-name="P53">Description</text:p>
          </table:table-cell>
          <table:table-cell table:style-name="Table4.B2" office:value-type="string">
            <text:p text:style-name="P55">Landlords will upload his house info like rent per month, gas and water bill, picture of that house, deposit paid, terms and conditions to follow acceptance, how many days he want to show the ads. <text:span text:style-name="T17">And new ads is created based on the given information.</text:span></text:p>
          </table:table-cell>
        </table:table-row>
        <table:table-row>
          <table:table-cell table:style-name="Table4.A2" office:value-type="string">
            <text:p text:style-name="P53">Stackholders</text:p>
          </table:table-cell>
          <table:table-cell table:style-name="Table4.B2" office:value-type="string">
            <text:p text:style-name="P56">Landlords</text:p>
          </table:table-cell>
        </table:table-row>
      </table:table>
      <text:p text:style-name="P15"/>
      <text:p text:style-name="P47"><text:span text:style-name="T13">4.1.</text:span><text:span text:style-name="T14">4</text:span><text:span text:style-name="T13"> </text:span><text:span text:style-name="T2">Landlords wants to boost his ads </text:span></text:p>
      <table:table table:name="Table5" table:style-name="Table5">
        <table:table-column table:style-name="Table5.A"/>
        <table:table-column table:style-name="Table5.B"/>
        <table:table-row>
          <table:table-cell table:style-name="Table5.A1" office:value-type="string">
            <text:p text:style-name="P53">Requirement 1</text:p>
          </table:table-cell>
          <table:table-cell table:style-name="Table5.B1" office:value-type="string">
            <text:p text:style-name="P2">Landlords wants to boost his ads </text:p>
          </table:table-cell>
        </table:table-row>
        <table:table-row>
          <table:table-cell table:style-name="Table5.A2" office:value-type="string">
            <text:p text:style-name="P53">Description</text:p>
          </table:table-cell>
          <table:table-cell table:style-name="Table5.B2" office:value-type="string">
            <text:p text:style-name="P57">Landlords can boost the ads when they are creating ads. For boosting the ads they have to choose the specific payment credential and need to pay the exact amount of money. They also can boost existing ads doing the above process.</text:p>
          </table:table-cell>
        </table:table-row>
        <table:table-row>
          <table:table-cell table:style-name="Table5.A2" office:value-type="string">
            <text:p text:style-name="P53">Stackholders</text:p>
          </table:table-cell>
          <table:table-cell table:style-name="Table5.B2" office:value-type="string">
            <text:p text:style-name="P57">Landlords</text:p>
          </table:table-cell>
        </table:table-row>
      </table:table>
      <text:p text:style-name="P15"/>
      <text:p text:style-name="P47"><text:span text:style-name="T13">4.1.</text:span><text:span text:style-name="T14">5</text:span><text:span text:style-name="T13"> </text:span><text:span text:style-name="T2">Landlords wants to Remove the ads from the application </text:span></text:p>
      <table:table table:name="Table6" table:style-name="Table6">
        <table:table-column table:style-name="Table6.A"/>
        <table:table-column table:style-name="Table6.B"/>
        <table:table-row>
          <table:table-cell table:style-name="Table6.A1" office:value-type="string">
            <text:p text:style-name="P53">Requirement 1</text:p>
          </table:table-cell>
          <table:table-cell table:style-name="Table6.B1" office:value-type="string">
            <text:p text:style-name="P2">Landlords wants to Remove the ads from the application </text:p>
          </table:table-cell>
        </table:table-row>
        <table:table-row>
          <table:table-cell table:style-name="Table6.A2" office:value-type="string">
            <text:p text:style-name="P53">Description</text:p>
          </table:table-cell>
          <table:table-cell table:style-name="Table6.B2" office:value-type="string">
            <text:p text:style-name="P57">As landlords house get rented so they don’t want to show the ads. For so they have to go to the ads and select it and then remove. When removing if they selected for 30 day to show the ads and removing it at 5<text:span text:style-name="T18">th</text:span> day of showing then they will get money for other 25 day.</text:p>
          </table:table-cell>
        </table:table-row>
        <table:table-row>
          <table:table-cell table:style-name="Table6.A2" office:value-type="string">
            <text:p text:style-name="P53">Stackholders</text:p>
          </table:table-cell>
          <table:table-cell table:style-name="Table6.B2" office:value-type="string">
            <text:p text:style-name="P57">Landlords</text:p>
          </table:table-cell>
        </table:table-row>
      </table:table>
      <text:p text:style-name="P15"/>
      <text:p text:style-name="P47"><text:span text:style-name="T13">4.1.</text:span><text:span text:style-name="T14">6</text:span><text:span text:style-name="T13"> </text:span><text:span text:style-name="T2">Tenants wants to rate a house </text:span></text:p>
      <table:table table:name="Table7" table:style-name="Table7">
        <table:table-column table:style-name="Table7.A"/>
        <table:table-column table:style-name="Table7.B"/>
        <table:table-row>
          <table:table-cell table:style-name="Table7.A1" office:value-type="string">
            <text:p text:style-name="P53">Requirement 1</text:p>
          </table:table-cell>
          <table:table-cell table:style-name="Table7.B1" office:value-type="string">
            <text:p text:style-name="P2">Tenants wants to rate a house </text:p>
          </table:table-cell>
        </table:table-row>
        <table:table-row>
          <table:table-cell table:style-name="Table7.A2" office:value-type="string">
            <text:p text:style-name="P53">Description</text:p>
          </table:table-cell>
          <table:table-cell table:style-name="Table7.B2" office:value-type="string">
            <text:p text:style-name="P57">For giving rating to a house tenant needs to be <text:span text:style-name="T19">live</text:span> at that house before or now. And select the house and give a rating to the house.</text:p>
          </table:table-cell>
        </table:table-row>
        <table:table-row>
          <table:table-cell table:style-name="Table7.A2" office:value-type="string">
            <text:p text:style-name="P53">Stackholders</text:p>
          </table:table-cell>
          <table:table-cell table:style-name="Table7.B2" office:value-type="string">
            <text:p text:style-name="P57">Tenant<text:span text:style-name="T20">s</text:span></text:p>
          </table:table-cell>
        </table:table-row>
      </table:table>
      <text:p text:style-name="P15"/>
      <text:p text:style-name="P15"/>
      <text:p text:style-name="P15"/>
      <text:p text:style-name="P15"><text:soft-page-break/></text:p>
      <text:p text:style-name="P47"><text:span text:style-name="T13">4.1.</text:span><text:span text:style-name="T14">7</text:span><text:span text:style-name="T13"> </text:span><text:span text:style-name="T2">Tenants wants to notify a specific area </text:span></text:p>
      <table:table table:name="Table8" table:style-name="Table8">
        <table:table-column table:style-name="Table8.A"/>
        <table:table-column table:style-name="Table8.B"/>
        <table:table-row>
          <table:table-cell table:style-name="Table8.A1" office:value-type="string">
            <text:p text:style-name="P53">Requirement 1</text:p>
          </table:table-cell>
          <table:table-cell table:style-name="Table8.B1" office:value-type="string">
            <text:p text:style-name="P2">Tenants wants to notify a specific area </text:p>
          </table:table-cell>
        </table:table-row>
        <table:table-row>
          <table:table-cell table:style-name="Table8.A2" office:value-type="string">
            <text:p text:style-name="P53">Description</text:p>
          </table:table-cell>
          <table:table-cell table:style-name="Table8.B2" office:value-type="string">
            <text:p text:style-name="P57">While tenants wants to notifi<text:span text:style-name="T20">ed when there a house nearby him or on a specific area tenants wants to; for so, t</text:span>enants needs to enable there notification. And whe<text:span text:style-name="T20">never there is a house tenants will be notified.</text:span></text:p>
          </table:table-cell>
        </table:table-row>
        <table:table-row>
          <table:table-cell table:style-name="Table8.A2" office:value-type="string">
            <text:p text:style-name="P53">Stackholders</text:p>
          </table:table-cell>
          <table:table-cell table:style-name="Table8.B2" office:value-type="string">
            <text:p text:style-name="P58">Tenants</text:p>
          </table:table-cell>
        </table:table-row>
      </table:table>
      <text:p text:style-name="P15"/>
      <text:p text:style-name="P47"><text:span text:style-name="T13">4.1.</text:span><text:span text:style-name="T14">8</text:span><text:span text:style-name="T13"> </text:span><text:span text:style-name="T2">Tenants wants to search a house based on his location</text:span></text:p>
      <table:table table:name="Table9" table:style-name="Table9">
        <table:table-column table:style-name="Table9.A"/>
        <table:table-column table:style-name="Table9.B"/>
        <table:table-row>
          <table:table-cell table:style-name="Table9.A1" office:value-type="string">
            <text:p text:style-name="P53">Requirement 1</text:p>
          </table:table-cell>
          <table:table-cell table:style-name="Table9.B1" office:value-type="string">
            <text:p text:style-name="P2">Tenants wants to search a house based on his location</text:p>
          </table:table-cell>
        </table:table-row>
        <table:table-row>
          <table:table-cell table:style-name="Table9.A2" office:value-type="string">
            <text:p text:style-name="P53">Description</text:p>
          </table:table-cell>
          <table:table-cell table:style-name="Table9.B2" office:value-type="string">
            <text:p text:style-name="P58">Tenants only needs to click on an option “House nearby” and it will list all the available houses near his area if any exists.</text:p>
          </table:table-cell>
        </table:table-row>
        <table:table-row>
          <table:table-cell table:style-name="Table9.A2" office:value-type="string">
            <text:p text:style-name="P53">Stackholders</text:p>
          </table:table-cell>
          <table:table-cell table:style-name="Table9.B2" office:value-type="string">
            <text:p text:style-name="P58">Tenants</text:p>
          </table:table-cell>
        </table:table-row>
      </table:table>
      <text:p text:style-name="P16"/>
      <text:p text:style-name="P17">4.2 Data Requirements</text:p>
      <text:p text:style-name="P20">For our application most of the data are comi<text:span text:style-name="T21">ng from landlords. Landlords will upload their ads information, house information and tenants information. Also images from the houses needs to be within 3 MB. And rating of a house from tenants.</text:span></text:p>
      <text:p text:style-name="P17"/>
      <text:p text:style-name="P17">4.3 Perfomance Requirements</text:p>
      <text:p text:style-name="P21">It is important to maintain performation of the software system. To ensure performance we maintain these steps:</text:p>
      <text:p text:style-name="P21"/>
      <text:p text:style-name="P21">4.3.1 Speed and Latency Requirements</text:p>
      <text:p text:style-name="P21">Loading the <text:span text:style-name="T24">ads information will be faster and can load it within seconds. And any search result will show up within 1 seconds and images of the house will load within 5 seconds if the network speed is good.</text:span></text:p>
      <text:p text:style-name="P21"/>
      <text:p text:style-name="P22">4.3.2 Precision and Accuracy Requirements</text:p>
      <text:p text:style-name="P23">It’s very important to show a search result with a specific criteria <text:span text:style-name="T22">like nearby, rent per month money, flat size</text:span>.</text:p>
      <text:p text:style-name="P23"/>
      <text:p text:style-name="P23"><text:span text:style-name="T24">4.3.3 Capacity Requirements</text:span></text:p>
      <text:p text:style-name="P23"><text:span text:style-name="T24">This system can load upto thousands of tenants information and thousands of ads information.</text:span></text:p>
      <text:p text:style-name="P17"/>
      <text:p text:style-name="P17">4.4 Dependability Requirements</text:p>
      <text:p text:style-name="P22">If <text:span text:style-name="T23">House Rental Management system </text:span>can provide availability, relaiability, safety, security then this system will be dependable.</text:p>
      <text:p text:style-name="P22"/>
      <text:p text:style-name="P22"><text:span text:style-name="T25">4</text:span>.4.1 Availability and Reliability Requirements</text:p>
      <text:p text:style-name="P22">This <text:span text:style-name="T25">system</text:span> <text:span text:style-name="T23">will be available for 24 hours. Stackholders can use the system anytime they wanted and can see ads or rate a house and upload information </text:span>which is very reliable for stackholders.</text:p>
      <text:p text:style-name="P22"/>
      <text:p text:style-name="P22"><text:span text:style-name="T25">4</text:span>.4.2 Safety Requirements</text:p>
      <text:p text:style-name="P22">This system will not contain any malware and this will not harm the <text:span text:style-name="T25">stackholders device.</text:span></text:p>
      <text:p text:style-name="P18"/>
      <text:p text:style-name="P17"><text:span text:style-name="T25">4</text:span>.5 Maintainability and Supportability Requirements</text:p>
      <text:p text:style-name="P24">It’s very important to provide service to the end users.</text:p>
      <text:p text:style-name="P24"/>
      <text:p text:style-name="P24">4.5.1 Maintainability Requirements</text:p>
      <table:table table:name="Table1" table:style-name="Table1">
        <table:table-column table:style-name="Table1.A"/>
        <table:table-column table:style-name="Table1.B"/>
        <table:table-row>
          <table:table-cell table:style-name="Table1.A1" office:value-type="string">
            <text:p text:style-name="P54"><text:span text:style-name="T26">MR-</text:span>1</text:p>
          </table:table-cell>
          <table:table-cell table:style-name="Table1.B1" office:value-type="string">
            <text:p text:style-name="P3">Update information</text:p>
          </table:table-cell>
        </table:table-row>
        <table:table-row>
          <table:table-cell table:style-name="Table1.A2" office:value-type="string">
            <text:p text:style-name="P54">Description</text:p>
          </table:table-cell>
          <table:table-cell table:style-name="Table1.B2" office:value-type="string">
            <text:p text:style-name="P3">It is very important to update tenant information as tenants will live various houses. </text:p>
          </table:table-cell>
        </table:table-row>
        <table:table-row>
          <table:table-cell table:style-name="Table1.A2" office:value-type="string">
            <text:p text:style-name="P54">Stackholders</text:p>
          </table:table-cell>
          <table:table-cell table:style-name="Table1.B2" office:value-type="string">
            <text:p text:style-name="P59">Landlords</text:p>
          </table:table-cell>
        </table:table-row>
      </table:table>
      <text:p text:style-name="P25"/>
      <text:p text:style-name="P25">4.5.2 Supportability Requirements</text:p>
      <text:p text:style-name="P25"><text:soft-page-break/>This system meets Testability, Maintainability, Compatibility, Configurability, Serviceability, Install ability which are related to supportability requirements .</text:p>
      <text:p text:style-name="P17"/>
      <text:p text:style-name="P17"/>
      <text:p text:style-name="P17"/>
      <text:p text:style-name="P26">4.6 Security Requirements</text:p>
      <text:p text:style-name="P29">Securing information is much more important for a system to get users depenability. Here is some of them:</text:p>
      <text:p text:style-name="P29"/>
      <text:p text:style-name="P30">4.6.1 Access Requirements</text:p>
      <text:p text:style-name="P29">For accessing information the system will use some authorization techniques to ensure that correct data is used by correct user.</text:p>
      <text:p text:style-name="P30"/>
      <text:p text:style-name="P30">4.6.2 Integrity Requirements</text:p>
      <text:p text:style-name="P30">Integrity requirements refers to a security system which ensures an expectation of data quality. It also ensures that all data of the system would never be exposed to the malicious modification or accidental destruction. <text:span text:style-name="T30">For preventing anonoymus access to user <text:s/>password the system will use encryption technique called Hash Function for encrypting user password.</text:span></text:p>
      <text:p text:style-name="P30"/>
      <text:p text:style-name="P30">4.6.3 Privacy Requirements</text:p>
      <text:p text:style-name="P30">Privacy requirements enhances to protect stakeholder’s privacy. In this way, all data or a partial part of data are going to be disclosed according to system’s privacy policy. To ensure privacy, the central database should be protected by the anonymous. Users are permitted to get access to those data which are being associated by them which can be ensured by the user log in system.</text:p>
      <text:p text:style-name="P19"/>
      <text:p text:style-name="P26">4.7 Useability and Human-Interaction Requirements</text:p>
      <text:p text:style-name="P31"><text:span text:style-name="T29">This system will p</text:span>rovide more user friendly environment.</text:p>
      <text:p text:style-name="P26"/>
      <text:p text:style-name="P30">4.7.1 Ease of Use Requirements</text:p>
      <text:p text:style-name="P32">Our system will be more easy to use by any type of people and <text:span text:style-name="T30">they don’t need any trainning to use the system.</text:span></text:p>
      <text:p text:style-name="P30"/>
      <text:p text:style-name="P30">4.7.2 Personalization <text:span text:style-name="T28">and Internationalization </text:span>Requirements</text:p>
      <text:p text:style-name="P27">There are no <text:span text:style-name="T28">personalization and internationalization </text:span>requirements in our system.</text:p>
      <text:p text:style-name="P30"/>
      <text:p text:style-name="P26">4.8 Look and Feel Requirements</text:p>
      <text:p text:style-name="P33">Look and feel requirements maily refere how the system will look like.</text:p>
      <text:p text:style-name="P33"/>
      <text:p text:style-name="P33">4.8.1 Appearance Requirements</text:p>
      <text:p text:style-name="P33">All texts and description will be at a good font size so that users can understand what is important and mandatory input fields will be kept red colored until user put correct information.</text:p>
      <text:p text:style-name="P33"/>
      <text:p text:style-name="P33">4.8.2 Style Requirements</text:p>
      <text:p text:style-name="P28">There are no <text:span text:style-name="T27">style</text:span> requirements in our system.</text:p>
      <text:p text:style-name="P26"/>
      <text:p text:style-name="P26">4.9 Operational and Environmental Requirements</text:p>
      <text:p text:style-name="P28">Operational and environmental requirement refers to the capabilities, performance measurements, process, measurements of effectiveness, measurements of performance, measures of sustainability, measurements of technical performances etc.</text:p>
      <text:p text:style-name="P28"/>
      <text:p text:style-name="P28"><text:span text:style-name="T31">4</text:span>.9.1 Expected Physical Requirements</text:p>
      <text:p text:style-name="P28">There are no expected physical requirements in our system.</text:p>
      <text:p text:style-name="P28"/>
      <text:p text:style-name="P28"/>
      <text:p text:style-name="P28"><text:span text:style-name="T31">4</text:span>.9.2 Requirements for Interfacing with Adjacent Systems</text:p>
      <text:p text:style-name="P28">There are no requirements for interfacing with adjacent system for our project.</text:p>
      <text:p text:style-name="P28"/>
      <text:p text:style-name="P28"><text:span text:style-name="T31">4</text:span>.9.3 Release Requirements</text:p>
      <text:p text:style-name="P28">There are no specific release requirements in our system.</text:p>
      <text:p text:style-name="P26"/>
      <text:p text:style-name="P48"><text:span text:style-name="T2">4.10 </text:span><text:span text:style-name="T15">Legal Requirements</text:span></text:p>
      <text:p text:style-name="P48"><text:soft-page-break/><text:span text:style-name="T15">Legal requirements normally refer to the terms and conditions or privacy policy of any organizations. The terms and condition of our application is that, no third party software or person are allowed to engage to use our data for their business purpose.</text:span></text:p>
      <text:p text:style-name="P48"><text:span text:style-name="T15"/></text:p>
      <text:p text:style-name="P48"><text:span text:style-name="T15"/></text:p>
      <text:p text:style-name="P49"><text:span text:style-name="T16">5</text:span><text:span text:style-name="T15"> Requirement Engineering Process</text:span></text:p>
      <text:p text:style-name="P49"><text:span text:style-name="T15">Requirements engineering refers to the process of defining, documenting and maintaining requirements in the engineering design process. It is a common role in systems engineering and software engineering. </text:span></text:p>
      <text:p text:style-name="P49"><text:span text:style-name="T15"/></text:p>
      <text:p text:style-name="P49"><text:span text:style-name="T16">5</text:span><text:span text:style-name="T15">.1 Requirement Elicitation Techniques</text:span></text:p>
      <text:p text:style-name="P48">Requirement Elicitation and Analysis is the process of interacting with customers and end-users to find out about the domain requirements, what services the system should provide, and the other constraints. We mainly use these technique for gathering Requirement:</text:p>
      <text:p text:style-name="P48"><text:s text:c="4"/>• Interview</text:p>
      <text:p text:style-name="P48"><text:s text:c="4"/>• Questionnaire</text:p>
      <text:p text:style-name="P48"><text:s text:c="4"/>• Existing System</text:p>
      <text:p text:style-name="P48"/>
      <text:p text:style-name="P49"><text:span text:style-name="T31">5.1.1 </text:span>Interview</text:p>
      <text:p text:style-name="P49">Interview is a good technique to investigate issues in-depth, to discover how people think and feel about certain topics. We hold interviews that can be performed with a small group of stakeholders. We mainly perform our interview based on some specific criteria.</text:p>
      <text:p text:style-name="P48"><text:s text:c="4"/>• Short description about project(Goals and objectives)</text:p>
      <text:p text:style-name="P48"><text:s text:c="4"/>• Registration process</text:p>
      <text:p text:style-name="P48"><text:s text:c="4"/>• Ways of search a house</text:p>
      <text:p text:style-name="P48"><text:s text:c="4"/>• Security</text:p>
      <text:p text:style-name="P48"><text:s text:c="4"/>• Availability</text:p>
      <text:p text:style-name="P48"><text:s text:c="4"/>• Advertisement of a house</text:p>
      <text:p text:style-name="P48"><text:s text:c="4"/>• Boosting</text:p>
      <text:p text:style-name="P48"/>
      <text:p text:style-name="P48"><text:span text:style-name="T31">5.1.2 </text:span>Questionnaire</text:p>
      <text:p text:style-name="P48">Questionnaire is a useful technique to investigate trends, shifts in user attitudes and opinion, user satisfaction with priorities and preferences. We created two types of questions set for proper survey. One for tenants, and one for landlords. We try to Keep the questionnaire as short as possible – don’t bore or frustrate the respondent. Have an underlying reason for every question and Group topic areas together to keep the respondent focused. The main advantage behind this survey is responses are gathered in a standardised way. Information can be collected in short period of time from a large number of people, often geographically dispersed.</text:p>
      <text:p text:style-name="P48"/>
      <text:p text:style-name="P48"><text:span text:style-name="T31">5.1.3 </text:span>Perform Existing system Analysis</text:p>
      <text:p text:style-name="P50">Existing system Analysis can help reveal how systems currently work or what they are supposed to do. Analysis <text:s/>includes any written information about current systems, business processes, requirements specifications, competitor research. Reviewing and analysing can help identify functionality that needs to remain, functionality that isn’t used.Currently the most property managers manage property and <text:s/>tenants details on papers. After existing system analysis we found many several problems on existing system. </text:p>
      <text:p text:style-name="P50"><text:span text:style-name="T31">Problems of existing system:</text:span></text:p>
      <text:p text:style-name="P48"><text:s text:c="4"/>• With the current system recording the details of various activities of user is completely manual and entails a lot of paper work.</text:p>
      <text:p text:style-name="P48"><text:s text:c="4"/>• The existing system only provides text based interface which is not as user friendly as Graphical user interface</text:p>
      <text:p text:style-name="P48"><text:s text:c="4"/>• The transactions are not secure as papers may get lost or damaged.</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20_style"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20_style"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20_style"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20_style"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20_style"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20_style"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09:54:19.986922024</meta:creation-date>
    <dc:date>2019-10-13T23:10:03.924599919</dc:date>
    <meta:editing-duration>PT2H7M17S</meta:editing-duration>
    <meta:editing-cycles>27</meta:editing-cycles>
    <meta:generator>LibreOffice/6.2.7.1$Linux_X86_64 LibreOffice_project/20$Build-1</meta:generator>
    <meta:document-statistic meta:table-count="9" meta:image-count="0" meta:object-count="0" meta:page-count="7" meta:paragraph-count="176" meta:word-count="2348" meta:character-count="14733" meta:non-whitespace-character-count="12496"/>
  </office:meta>
</office:document-meta>
</file>